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ssorted jumpers, male-male, 65 pieces (or insulated solid 24 ga wire and a good wire stripper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the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a_two-matrix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texas-instruments/SN74HC165N/296-8251-5-ND/376966" xlink:type="simple">https://www.digikey.com/product-detail/en/texas-instruments/SN74HC165N/296-8251-5-ND/376966</text:a>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vishay-bc-components/K104K15X7RF5TH5/BC1101CT-ND/286723" xlink:type="simple">https://www.digikey.com/product-detail/en/vishay-bc-components/K104K15X7RF5TH5/BC1101CT-ND/286723</text:a>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up resistor per connected input pin. <text:s/>If you want to connect all 16 pins, you will need 16 resistors and 16 switches</text:p>
          </table:table-cell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2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15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state_and_diode_orientation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1:50:13.330556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7-15T01:52:46.990332286</dc:date>
    <meta:editing-duration>PT6H1M56S</meta:editing-duration>
    <meta:editing-cycles>43</meta:editing-cycles>
    <meta:generator>LibreOffice/5.1.4.2$Linux_X86_64 LibreOffice_project/10$Build-2</meta:generator>
    <meta:document-statistic meta:table-count="1" meta:cell-count="83" meta:object-count="0"/>
  </office:meta>
</office:document-meta>
</file>